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</office:automatic-styles>
  <office:body>
    <office:text text:use-soft-page-breaks="true">
      <text:p text:style-name="P1">Pistes améliorations du modèle :</text:p>
      <text:p text:style-name="P2"/>
      <text:p text:style-name="Standard">DESIGN :</text:p>
      <text:p text:style-name="Standard">- Fixer la même échelle pour comparer les courbes.</text:p>
      <text:p text:style-name="Standard">- Fixer clairement l’espace et le temps dans la présentation du jeu</text:p>
      <text:p text:style-name="Standard">- Mieux contextualiser le jeu (donner le cadre)</text:p>
      <text:p text:style-name="Standard">- Session 1 :<text:s/>session pendant laquelle on répond aux questions des joueurs qui prennent des décisions vite ; session 2 : session pendant laquelle les modérateurs ne font plus qu’animer.</text:p>
      <text:p text:style-name="Standard">- Matérialiser les jetons.</text:p>
      <text:p text:style-name="Standard">- Dans la présentation, préciser la trajectoire des déchets (quels villages impactent quels autres villages).</text:p>
      <text:p text:style-name="Standard">- Préciser l’utilité de chaque carte (symboles impacts)</text:p>
      <text:p text:style-name="Standard">- Augmenter taille des cartes</text:p>
      <text:p text:style-name="Standard"/>
      <text:p text:style-name="Standard"/>
      <text:p text:style-name="Standard">MODELE :</text:p>
      <text:p text:style-name="Standard">- Ajouter timer pour chaque tour.</text:p>
      <text:p text:style-name="Standard">- Obligatoirement prendre une décision minimum.</text:p>
      <text:p text:style-name="Standard">- Faire<text:s/>apparaître le budget dès le début du tour du premier joueur.</text:p>
      <text:p text:style-name="Standard">- Réduire l’augmentation de la population annuelle.</text:p>
      <text:p text:style-name="Standard">- Faire augmenter le budget proportionnellement au gain de la population.</text:p>
      <text:p text:style-name="Standard">- Prévoir des niveaux aux actions (moins cher et moins efficace, plus<text:s/>cher et plus efficace).</text:p>
      <text:p text:style-name="Standard">- Pop up au début de chaque année : commune a écolabel ou non ?</text:p>
      <text:p text:style-name="Standard">- « Water waste » → « Waste water »</text:p>
      <text:p text:style-name="Standard">- Baisser prix de maintenance eaux usées ?</text:p>
      <text:p text:style-name="Standard">- Possibilité de transférer de l’argent entre les joueurs ? (ex : fin du tour, pot commun et négociations sur qui prend combien).</text:p>
      <text:p text:style-name="Standard">- Backup plans (au cas où on ait un crash, il faudrait qu’on puisse faire tourner un modèle de manière très simple).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eo bire</dc:creator>
    <meta:creation-date>2022-05-20T13:23:00Z</meta:creation-date>
    <dc:date>2022-05-20T07:12:00Z</dc:date>
    <meta:template xlink:href="Normal.dotm" xlink:type="simple"/>
    <meta:editing-cycles>4</meta:editing-cycles>
    <meta:editing-duration>PT1380S</meta:editing-duration>
    <meta:document-statistic meta:page-count="1" meta:paragraph-count="2" meta:word-count="214" meta:character-count="1391" meta:row-count="9" meta:non-whitespace-character-count="1179"/>
  </office:meta>
</office:document-meta>
</file>